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'Andale Mono', 'Courier New', Courier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300b91" officeooo:paragraph-rsid="00300b91"/>
    </style:style>
    <style:style style:name="P2" style:family="paragraph" style:parent-style-name="Text_20_body">
      <style:text-properties officeooo:rsid="000779ff" officeooo:paragraph-rsid="000779ff"/>
    </style:style>
    <style:style style:name="P3" style:family="paragraph" style:parent-style-name="Title">
      <style:text-properties officeooo:rsid="000779ff" officeooo:paragraph-rsid="000779ff"/>
    </style:style>
    <style:style style:name="P4" style:family="paragraph" style:parent-style-name="Text_20_body" style:list-style-name="L1">
      <style:text-properties officeooo:paragraph-rsid="000f424f"/>
    </style:style>
    <style:style style:name="P5" style:family="paragraph" style:parent-style-name="Text_20_body" style:list-style-name="L1">
      <style:text-properties officeooo:paragraph-rsid="0021251c"/>
    </style:style>
    <style:style style:name="P6" style:family="paragraph" style:parent-style-name="Text_20_body" style:list-style-name="L1">
      <style:text-properties officeooo:rsid="002c3460" officeooo:paragraph-rsid="002c3460"/>
    </style:style>
    <style:style style:name="P7" style:family="paragraph" style:parent-style-name="Text_20_body" style:list-style-name="L1">
      <style:text-properties fo:font-weight="normal" officeooo:rsid="002ddbf8" officeooo:paragraph-rsid="0046cd68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2e3c0d" officeooo:paragraph-rsid="002e3c0d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2e3c0d" officeooo:paragraph-rsid="0044e28c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333c67" officeooo:paragraph-rsid="00333c67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4606ed" officeooo:paragraph-rsid="004606ed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40bf6a" officeooo:paragraph-rsid="0040bf6a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20f669" officeooo:paragraph-rsid="0020f669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38831e" officeooo:paragraph-rsid="0038831e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41c16e" officeooo:paragraph-rsid="0041c16e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410985" officeooo:paragraph-rsid="00410985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28a764" officeooo:paragraph-rsid="0028a764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029020a" officeooo:paragraph-rsid="0029020a" style:font-weight-asian="normal" style:font-weight-complex="normal"/>
    </style:style>
    <style:style style:name="P19" style:family="paragraph" style:parent-style-name="Text_20_body" style:list-style-name="L1">
      <style:text-properties officeooo:rsid="000779ff" officeooo:paragraph-rsid="000779ff"/>
    </style:style>
    <style:style style:name="P20" style:family="paragraph" style:parent-style-name="Text_20_body" style:list-style-name="L1">
      <style:text-properties officeooo:rsid="003d6502" officeooo:paragraph-rsid="003d6502"/>
    </style:style>
    <style:style style:name="P21" style:family="paragraph" style:parent-style-name="Text_20_body" style:list-style-name="L1">
      <style:text-properties fo:font-style="italic" officeooo:rsid="00333c67" officeooo:paragraph-rsid="00333c67" style:font-style-asian="italic" style:font-style-complex="italic"/>
    </style:style>
    <style:style style:name="P22" style:family="paragraph" style:parent-style-name="Text_20_body" style:list-style-name="L1">
      <style:text-properties fo:font-style="italic" officeooo:rsid="0034479f" officeooo:paragraph-rsid="0034479f" style:font-style-asian="italic" style:font-style-complex="italic"/>
    </style:style>
    <style:style style:name="P23" style:family="paragraph" style:parent-style-name="Text_20_body" style:list-style-name="L1">
      <style:text-properties fo:font-style="italic" officeooo:rsid="00269696" officeooo:paragraph-rsid="00269696" style:font-style-asian="italic" style:font-style-complex="italic"/>
    </style:style>
    <style:style style:name="P24" style:family="paragraph" style:parent-style-name="Text_20_body" style:list-style-name="L1">
      <style:text-properties fo:font-style="italic" officeooo:rsid="003f2e2f" officeooo:paragraph-rsid="003f2e2f" style:font-style-asian="italic" style:font-style-complex="italic"/>
    </style:style>
    <style:style style:name="P25" style:family="paragraph" style:parent-style-name="Text_20_body" style:list-style-name="L1">
      <style:text-properties fo:font-style="italic" officeooo:rsid="00350e7a" officeooo:paragraph-rsid="00350e7a" style:font-style-asian="italic" style:font-style-complex="italic"/>
    </style:style>
    <style:style style:name="P26" style:family="paragraph" style:parent-style-name="Text_20_body" style:list-style-name="L1">
      <style:text-properties fo:font-style="italic" officeooo:rsid="003709e4" officeooo:paragraph-rsid="003709e4" style:font-style-asian="italic" style:font-style-complex="italic"/>
    </style:style>
    <style:style style:name="P27" style:family="paragraph" style:parent-style-name="Text_20_body" style:list-style-name="L1">
      <style:text-properties fo:font-variant="normal" fo:text-transform="none" fo:color="#2e8b57" style:font-name="Monaco" fo:font-size="8.25pt" fo:letter-spacing="normal" fo:font-style="normal" fo:font-weight="normal" officeooo:rsid="00333c67" officeooo:paragraph-rsid="00468928" style:font-style-asian="italic" style:font-style-complex="italic"/>
    </style:style>
    <style:style style:name="P28" style:family="paragraph" style:parent-style-name="Text_20_body" style:list-style-name="L1">
      <style:text-properties officeooo:rsid="000df0ba" officeooo:paragraph-rsid="000df0ba"/>
    </style:style>
    <style:style style:name="P29" style:family="paragraph" style:parent-style-name="Text_20_body" style:list-style-name="L1">
      <style:text-properties officeooo:rsid="000f2333" officeooo:paragraph-rsid="0021251c"/>
    </style:style>
    <style:style style:name="P30" style:family="paragraph" style:parent-style-name="Text_20_body" style:list-style-name="L1">
      <style:text-properties officeooo:rsid="0012a6c9" officeooo:paragraph-rsid="0012a6c9"/>
    </style:style>
    <style:style style:name="P31" style:family="paragraph" style:parent-style-name="Text_20_body" style:list-style-name="L2">
      <style:paragraph-properties fo:text-align="start" style:justify-single-word="false"/>
      <style:text-properties officeooo:rsid="0012a6c9" officeooo:paragraph-rsid="0043f0cb"/>
    </style:style>
    <style:style style:name="P32" style:family="paragraph" style:parent-style-name="Text_20_body" style:list-style-name="L1">
      <style:text-properties officeooo:rsid="003f2e2f" officeooo:paragraph-rsid="003f2e2f"/>
    </style:style>
    <style:style style:name="P33" style:family="paragraph" style:parent-style-name="Text_20_body" style:list-style-name="L1">
      <style:text-properties officeooo:rsid="0021dcec" officeooo:paragraph-rsid="0021dcec"/>
    </style:style>
    <style:style style:name="P34" style:family="paragraph" style:parent-style-name="Text_20_body" style:list-style-name="L1">
      <style:text-properties officeooo:rsid="0023db44" officeooo:paragraph-rsid="0023db44"/>
    </style:style>
    <style:style style:name="P35" style:family="paragraph" style:parent-style-name="Text_20_body" style:list-style-name="L1">
      <style:text-properties officeooo:rsid="001477d4" officeooo:paragraph-rsid="001477d4"/>
    </style:style>
    <style:style style:name="P36" style:family="paragraph" style:parent-style-name="Text_20_body" style:list-style-name="L1">
      <style:text-properties officeooo:rsid="0026f537" officeooo:paragraph-rsid="0026f537"/>
    </style:style>
    <style:style style:name="P37" style:family="paragraph" style:parent-style-name="Text_20_body" style:list-style-name="L1">
      <style:text-properties officeooo:rsid="002b552c" officeooo:paragraph-rsid="002b552c"/>
    </style:style>
    <style:style style:name="P38" style:family="paragraph" style:parent-style-name="Text_20_body" style:list-style-name="L1">
      <style:text-properties officeooo:rsid="001962bc" officeooo:paragraph-rsid="0021251c"/>
    </style:style>
    <style:style style:name="P39" style:family="paragraph" style:parent-style-name="Text_20_body" style:list-style-name="L1">
      <style:text-properties fo:font-weight="bold" officeooo:rsid="001a4417" officeooo:paragraph-rsid="0021251c" style:font-weight-asian="bold" style:font-weight-complex="bold"/>
    </style:style>
    <style:style style:name="P40" style:family="paragraph" style:parent-style-name="Text_20_body" style:list-style-name="L1">
      <style:text-properties fo:font-weight="bold" officeooo:paragraph-rsid="0021251c" style:font-weight-asian="bold" style:font-weight-complex="bold"/>
    </style:style>
    <style:style style:name="P41" style:family="paragraph" style:parent-style-name="Text_20_body" style:list-style-name="L1">
      <style:text-properties officeooo:rsid="001db370" officeooo:paragraph-rsid="0021251c"/>
    </style:style>
    <style:style style:name="P42" style:family="paragraph" style:parent-style-name="Text_20_body" style:list-style-name="L1">
      <style:text-properties officeooo:rsid="002a5fb7" officeooo:paragraph-rsid="002a5fb7"/>
    </style:style>
    <style:style style:name="P43" style:family="paragraph" style:parent-style-name="Text_20_body" style:list-style-name="L1">
      <style:text-properties officeooo:rsid="00410985" officeooo:paragraph-rsid="00410985"/>
    </style:style>
    <style:style style:name="P44" style:family="paragraph" style:parent-style-name="Text_20_body" style:list-style-name="L1">
      <style:text-properties officeooo:rsid="0028a764" officeooo:paragraph-rsid="0028a764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rsid="00087734" officeooo:paragraph-rsid="0043f0cb"/>
    </style:style>
    <style:style style:name="P46" style:family="paragraph" style:parent-style-name="Text_20_body" style:list-style-name="L2">
      <style:paragraph-properties fo:text-align="start" style:justify-single-word="false"/>
      <style:text-properties officeooo:rsid="00087734" officeooo:paragraph-rsid="00087734"/>
    </style:style>
    <style:style style:name="P47" style:family="paragraph" style:parent-style-name="Text_20_body" style:list-style-name="L2">
      <style:paragraph-properties fo:text-align="start" style:justify-single-word="false"/>
      <style:text-properties officeooo:rsid="00087734" officeooo:paragraph-rsid="0030b5d8"/>
    </style:style>
    <style:style style:name="P48" style:family="paragraph" style:parent-style-name="Text_20_body" style:list-style-name="L2">
      <style:paragraph-properties fo:text-align="start" style:justify-single-word="false"/>
      <style:text-properties officeooo:rsid="00099823" officeooo:paragraph-rsid="00099823"/>
    </style:style>
    <style:style style:name="P49" style:family="paragraph" style:parent-style-name="Text_20_body" style:list-style-name="L2">
      <style:paragraph-properties fo:text-align="start" style:justify-single-word="false"/>
      <style:text-properties officeooo:rsid="00099823" officeooo:paragraph-rsid="0030b5d8"/>
    </style:style>
    <style:style style:name="P50" style:family="paragraph" style:parent-style-name="Text_20_body" style:list-style-name="L1">
      <style:text-properties fo:color="#ce181e" fo:font-size="14pt" fo:font-style="normal" fo:font-weight="bold" officeooo:rsid="003f2e2f" officeooo:paragraph-rsid="003f2e2f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Heading_20_1">
      <style:paragraph-properties fo:break-before="page"/>
    </style:style>
    <style:style style:name="T1" style:family="text">
      <style:text-properties officeooo:rsid="000b94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370" style:font-weight-asian="bold" style:font-weight-complex="bold"/>
    </style:style>
    <style:style style:name="T4" style:family="text">
      <style:text-properties officeooo:rsid="0030b5d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f424f" style:font-style-asian="italic" style:font-style-complex="italic"/>
    </style:style>
    <style:style style:name="T7" style:family="text">
      <style:text-properties officeooo:rsid="003d24db"/>
    </style:style>
    <style:style style:name="T8" style:family="text">
      <style:text-properties officeooo:rsid="003d650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b370" style:font-weight-asian="normal" style:font-weight-complex="normal"/>
    </style:style>
    <style:style style:name="T11" style:family="text">
      <style:text-properties officeooo:rsid="004689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uter Setup</text:p>
      <text:p text:style-name="P2"/>
      <text:list xml:id="list4115334461" text:style-name="L1">
        <text:list-item>
          <text:p text:style-name="P6">Install <text:span text:style-name="T2">Mint Mate</text:span></text:p>
        </text:list-item>
        <text:list-item>
          <text:p text:style-name="P7">sudo apt update </text:p>
        </text:list-item>
        <text:list-item>
          <text:p text:style-name="P7">sudo apt upgrade -y</text:p>
        </text:list-item>
        <text:list-item>
          <text:p text:style-name="P8">System settings</text:p>
          <text:list>
            <text:list-item>
              <text:p text:style-name="P8">Startup apps</text:p>
              <text:list>
                <text:list-item>
                  <text:list>
                    <text:list-item>
                      <text:p text:style-name="P9">/<text:span text:style-name="T7">usr/bin/firefox</text:span></text:p>
                    </text:list-item>
                    <text:list-item>
                      <text:p text:style-name="P8">Firefox</text:p>
                      <text:list>
                        <text:list-item>
                          <text:p text:style-name="P10">Set preferences</text:p>
                        </text:list-item>
                        <text:list-item>
                          <text:p text:style-name="P10">Downloads <text:span text:style-name="T8">location</text:span></text:p>
                          <text:list>
                            <text:list-item>
                              <text:p text:style-name="P11">Ask mw</text:p>
                            </text:list-item>
                          </text:list>
                        </text:list-item>
                        <text:list-item>
                          <text:p text:style-name="P10">Keep tabs from last tim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Login window</text:p>
              <text:list>
                <text:list-item>
                  <text:p text:style-name="P8">Don t show user name</text:p>
                </text:list-item>
              </text:list>
            </text:list-item>
            <text:list-item>
              <text:p text:style-name="P19">Set time</text:p>
              <text:list>
                <text:list-item>
                  <text:p text:style-name="P20">right click time in panel</text:p>
                </text:list-item>
              </text:list>
            </text:list-item>
            <text:list-item>
              <text:p text:style-name="P20">turn off bluetooth</text:p>
            </text:list-item>
          </text:list>
        </text:list-item>
        <text:list-item>
          <text:p text:style-name="P19">Set IP address</text:p>
          <text:list>
            <text:list-item>
              <text:p text:style-name="P21">sudo nano /etc/network/interfaces</text:p>
              <text:list>
                <text:list-item>
                  <text:p text:style-name="P27">auto <text:span text:style-name="T11">wlpls0</text:span> </text:p>
                </text:list-item>
                <text:list-item>
                  <text:p text:style-name="P27">iface <text:span text:style-name="T11">wlpls0</text:span> inet static </text:p>
                </text:list-item>
                <text:list-item>
                  <text:p text:style-name="P27">address 192.168.<text:span text:style-name="T11">0</text:span>.<text:span text:style-name="T11">xxx</text:span> </text:p>
                </text:list-item>
                <text:list-item>
                  <text:p text:style-name="P27">netmask 255.255.255.0 </text:p>
                </text:list-item>
                <text:list-item>
                  <text:p text:style-name="P27">gateway 192.168.<text:span text:style-name="T11">0</text:span>.1 </text:p>
                </text:list-item>
                <text:list-item>
                  <text:p text:style-name="P27">dns-nameservers <text:span text:style-name="T11">8.8.8.8</text:span></text:p>
                </text:list-item>
              </text:list>
            </text:list-item>
          </text:list>
        </text:list-item>
        <text:list-item>
          <text:p text:style-name="P28">Install openssh-server</text:p>
          <text:list>
            <text:list-item>
              <text:p text:style-name="P22">sudo apt install openssh-server</text:p>
            </text:list-item>
          </text:list>
        </text:list-item>
        <text:list-item>
          <text:p text:style-name="P29">Setup firewall – <text:span text:style-name="T5">gufw </text:span></text:p>
          <text:list>
            <text:list-item>
              <text:p text:style-name="P29"><text:a xlink:type="simple" xlink:href="https://www.maketecheasier.com/setting-up-a-home-network-with-linux-mint/" text:style-name="Internet_20_link" text:visited-style-name="Visited_20_Internet_20_Link">https://www.maketecheasier.com/setting-up-a-home-network-with-linux-mint/</text:a></text:p>
            </text:list-item>
            <text:list-item>
              <text:p text:style-name="P23"><text:soft-page-break/>sudo ufw allow ssh</text:p>
            </text:list-item>
          </text:list>
        </text:list-item>
        <text:list-item>
          <text:p text:style-name="P4"><text:span text:style-name="T6">sudo visudo - username</text:span><text:span text:style-name="Source_20_Text"><text:span text:style-name="T5"> ALL=(ALL) NOPASSWD: ALL</text:span></text:span></text:p>
        </text:list-item>
        <text:list-item>
          <text:p text:style-name="P30">Install Mariadb</text:p>
          <text:list>
            <text:list-item>
              <text:p text:style-name="P32">copy commands from https:\\downloads.mariadb.org</text:p>
            </text:list-item>
            <text:list-item>
              <text:p text:style-name="P24">sudo /usr/bin/mysql_secure_installation</text:p>
            </text:list-item>
            <text:list-item>
              <text:p text:style-name="P50">check for current password in Django/settings.py</text:p>
            </text:list-item>
            <text:list-item>
              <text:p text:style-name="P33">See <text:a xlink:type="simple" xlink:href="https://stackoverflow.com/questions/28068155/access-denied-for-user-rootlocalhost-using-password-yes-after-new-instal" text:style-name="Internet_20_link" text:visited-style-name="Visited_20_Internet_20_Link">https://stackoverflow.com/questions/28068155/access-denied-for-user-rootlocalhost-using-password-yes-after-new-instal</text:a> for info on initial login</text:p>
            </text:list-item>
            <text:list-item>
              <text:p text:style-name="P34">Check my.cnf file</text:p>
            </text:list-item>
          </text:list>
        </text:list-item>
        <text:list-item>
          <text:p text:style-name="P35">Install Nginx</text:p>
          <text:list>
            <text:list-item>
              <text:p text:style-name="P25">sudo apt install nginx</text:p>
            </text:list-item>
            <text:list-item>
              <text:p text:style-name="P36">Check configuration file</text:p>
            </text:list-item>
            <text:list-item>
              <text:p text:style-name="P37">See <text:a xlink:type="simple" xlink:href="https://www.digitalocean.com/community/tutorials/how-to-set-up-nginx-server-blocks-virtual-hosts-on-ubuntu-16-04" text:style-name="Internet_20_link" text:visited-style-name="Visited_20_Internet_20_Link">https://www.digitalocean.com/community/tutorials/how-to-set-up-nginx-server-blocks-virtual-hosts-on-ubuntu-16-04</text:a> to setup Nginx</text:p>
            </text:list-item>
            <text:list-item>
              <text:p text:style-name="P26">sudo ufw allow ‘Nginx Full’</text:p>
            </text:list-item>
          </text:list>
        </text:list-item>
        <text:list-item>
          <text:p text:style-name="P38">Install Python 3.6.5 </text:p>
          <text:list>
            <text:list-item>
              <text:p text:style-name="P39">Download from python.org/downloads/</text:p>
            </text:list-item>
            <text:list-item>
              <text:p text:style-name="P12">Compile from source</text:p>
              <text:list>
                <text:list-item>
                  <text:p text:style-name="P12">./configure</text:p>
                </text:list-item>
                <text:list-item>
                  <text:p text:style-name="P12">make</text:p>
                </text:list-item>
                <text:list-item>
                  <text:p text:style-name="P12">sudo make install</text:p>
                </text:list-item>
              </text:list>
            </text:list-item>
          </text:list>
        </text:list-item>
        <text:list-item>
          <text:p text:style-name="P13">See <text:a xlink:type="simple" xlink:href="https://gist.github.com/IamAdiSri/a379c36b70044725a85a1216e7ee9a46" text:style-name="Internet_20_link" text:visited-style-name="Visited_20_Internet_20_Link">https://gist.github.com/IamAdiSri/a379c36b70044725a85a1216e7ee9a46</text:a> for below commands.</text:p>
        </text:list-item>
        <text:list-item>
          <text:p text:style-name="P41">Install virtualenv</text:p>
          <text:list>
            <text:list-item>
              <text:p text:style-name="P42">See https://askubuntu.com/questions/244641/how-to-set-up-and-use-a-virtual-python-environment-in-ubuntu/244642#244642</text:p>
            </text:list-item>
            <text:list-item>
              <text:p text:style-name="P40">sudo -H pip3 install virtualenv</text:p>
            </text:list-item>
          </text:list>
        </text:list-item>
        <text:list-item>
          <text:p text:style-name="P41">Install virtualenvwrapper </text:p>
          <text:list>
            <text:list-item>
              <text:p text:style-name="P5"><text:span text:style-name="T2">sudo -H pip3 install virtualenv</text:span><text:span text:style-name="T3">wrapper</text:span></text:p>
            </text:list-item>
            <text:list-item>
              <text:p text:style-name="P43"><text:span text:style-name="T10">S</text:span><text:span text:style-name="T9">ee </text:span><text:a xlink:type="simple" xlink:href="http://virtualenvwrapper.readthedocs.io/" text:style-name="Internet_20_link" text:visited-style-name="Visited_20_Internet_20_Link"><text:span text:style-name="T9">http://virtualenvwrapper.readthedocs.io</text:span></text:a></text:p>
            </text:list-item>
          </text:list>
        </text:list-item>
        <text:list-item>
          <text:p text:style-name="P14">git clone Django application</text:p>
        </text:list-item>
        <text:list-item>
          <text:p text:style-name="P15"><text:soft-page-break/>Export PATH=”path/to/python3.6/:$PATH</text:p>
        </text:list-item>
        <text:list-item>
          <text:p text:style-name="P15">After virtualenvwrapper:</text:p>
          <text:list>
            <text:list-item>
              <text:p text:style-name="P15">Run “pip install -r requirements.txt”</text:p>
            </text:list-item>
            <text:list-item>
              <text:p text:style-name="P15">Run “./manage.py makemigrations”</text:p>
            </text:list-item>
            <text:list-item>
              <text:p text:style-name="P15">Run “./manage.py migrate”</text:p>
            </text:list-item>
          </text:list>
        </text:list-item>
        <text:list-item>
          <text:p text:style-name="P16">Optional:</text:p>
          <text:list>
            <text:list-item>
              <text:p text:style-name="P44">Install/uninstall <text:span text:style-name="T2">geany</text:span></text:p>
            </text:list-item>
            <text:list-item>
              <text:p text:style-name="P17">Install/uninstall <text:span text:style-name="T2">terminator</text:span></text:p>
            </text:list-item>
            <text:list-item>
              <text:p text:style-name="P18">Turn off/on touch pad = Fn + f9</text:p>
            </text:list-item>
          </text:list>
        </text:list-item>
      </text:list>
      <text:h text:style-name="P51" text:outline-level="1">System 1</text:h>
      <text:list xml:id="list760612280" text:style-name="L2">
        <text:list-item>
          <text:p text:style-name="P45">Name = medrec<text:span text:style-name="T1">1</text:span></text:p>
        </text:list-item>
        <text:list-item>
          <text:p text:style-name="P45"><text:s/>pw = M3dR3c#123 </text:p>
        </text:list-item>
        <text:list-item>
          <text:p text:style-name="P31">same for MariaDB</text:p>
        </text:list-item>
        <text:list-item>
          <text:p text:style-name="P48">ip a = wlpls0</text:p>
        </text:list-item>
        <text:list-item>
          <text:p text:style-name="P46">IP Address = 198.162.0.121</text:p>
        </text:list-item>
      </text:list>
      <text:h text:style-name="Heading_20_1" text:outline-level="1">System 2</text:h>
      <text:list xml:id="list83608228372007" text:continue-numbering="true" text:style-name="L2">
        <text:list-item>
          <text:p text:style-name="P45">Name = medrec<text:span text:style-name="T4">2</text:span></text:p>
        </text:list-item>
        <text:list-item>
          <text:p text:style-name="P45">pw = M3dR3c#123 </text:p>
        </text:list-item>
        <text:list-item>
          <text:p text:style-name="P31">same for MariaDB</text:p>
        </text:list-item>
        <text:list-item>
          <text:p text:style-name="P49">ip a = wlpls0</text:p>
        </text:list-item>
        <text:list-item>
          <text:p text:style-name="P47">IP Address = 198.162.0.12<text:span text:style-name="T4">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'Andale Mono', 'Courier New', Courier, monospace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0b91" officeooo:paragraph-rsid="00300b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6:10:41.583006278</meta:creation-date>
    <dc:date>2018-05-04T08:36:07.029537978</dc:date>
    <meta:editing-duration>PT16H31M56S</meta:editing-duration>
    <meta:editing-cycles>56</meta:editing-cycles>
    <meta:generator>LibreOffice/6.0.3.2$Linux_X86_64 LibreOffice_project/00m0$Build-2</meta:generator>
    <meta:print-date>2018-04-19T18:09:34.622068099</meta:print-date>
    <meta:document-statistic meta:table-count="0" meta:image-count="0" meta:object-count="0" meta:page-count="4" meta:paragraph-count="78" meta:word-count="313" meta:character-count="2271" meta:non-whitespace-character-count="2097"/>
  </office:meta>
</office:document-meta>
</file>